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Arial" style:font-family-asian="Arial" style:font-family-complex="Arial"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Arial" style:font-family-asian="Arial" style:font-family-complex="Arial"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Arial" style:font-family-asian="Arial" style:font-family-complex="Arial"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Arial" style:font-family-asian="Arial" style:font-family-complex="Arial"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Arial" style:font-family-asian="Arial" style:font-family-complex="Arial"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Arial" style:font-family-asian="Arial" style:font-family-complex="Arial"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Arial" style:font-family-asian="Arial" style:font-family-complex="Arial"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Arial" style:font-family-asian="Arial" style:font-family-complex="Arial"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Arial" style:font-family-asian="Arial" style:font-family-complex="Arial"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Arial" style:font-family-asian="Arial" style:font-family-complex="Arial"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Arial" style:font-family-asian="Arial" style:font-family-complex="Arial"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Arial" style:font-family-asian="Arial" style:font-family-complex="Arial"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Arial" style:font-family-asian="Arial" style:font-family-complex="Arial"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Arial" style:font-family-asian="Arial" style:font-family-complex="Arial"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Arial" style:font-family-asian="Arial" style:font-family-complex="Arial" fo:background-color="transparent" fo:color="#000000"/>
    </style:style>
    <style:style style:name="P1" style:family="paragraph">
      <style:paragraph-properties fo:line-height="115.00%" fo:text-align="left"/>
    </style:style>
  </office:automatic-styles>
  <office:body>
    <office:text>
      <text:p text:style-name="P1"><text:span text:style-name="T1">SMP<text:s text:c="2"/>= Symetric Multiprocessor</text:span></text:p>
      <text:p text:style-name="P1"><text:span text:style-name="T2"/></text:p>
      <text:p text:style-name="P1"><text:span text:style-name="T3">alle Prozesse greifen auf den selben Speicher zu.</text:span></text:p>
      <text:p text:style-name="P1"><text:span text:style-name="T4"/></text:p>
      <text:p text:style-name="P1"><text:span text:style-name="T4"/></text:p>
      <text:p text:style-name="P1"><text:span text:style-name="T5">NUMA = Non Uniform Memory Architecture</text:span></text:p>
      <text:p text:style-name="P1"><text:span text:style-name="T6"/></text:p>
      <text:p text:style-name="P1"><text:span text:style-name="T7">Da jeder Processor auch auf alle Daten zugreifen können muss, enstehen Probleme.</text:span></text:p>
      <text:p text:style-name="P1"><text:span text:style-name="T8"/></text:p>
      <text:p text:style-name="P1"><text:span text:style-name="T9">Van Neumann architecture: </text:span></text:p>
      <text:p text:style-name="P1"><text:span text:style-name="T10"/></text:p>
      <text:p text:style-name="P1"><text:span text:style-name="T11">Die VNA zeichnet aus, dass Code und Daten im selben speicher abgespeichert sind.</text:span></text:p>
      <text:p text:style-name="P1"><text:span text:style-name="T11">Im Text wird davon abgewichen insofern, dass<text:s text:c="2"/>es zwei verschiedene L1-Caches für Daten und Code gibt und diese getrennt abgespeichert werden.</text:span></text:p>
      <text:p text:style-name="P1"><text:span text:style-name="T12"/></text:p>
      <text:p text:style-name="P1"><text:span text:style-name="T12"/></text:p>
      <text:p text:style-name="P1"><text:span text:style-name="T13">Eviction:</text:span></text:p>
      <text:p text:style-name="P1"><text:span text:style-name="T14"/></text:p>
      <text:p text:style-name="P1"><text:span text:style-name="T15">Beim Schreiben in den Cache muss dieser (weil eigentlich immer voll) auch geleert werden. </text:span></text:p>
      <text:p text:style-name="P1"><text:span text:style-name="T15">Die Daten werden in den Level 2 Cache geschoben. Dieser Vorgang heisst Eviction. </text:span></text:p>
      <text:p text:style-name="P1"><text:span text:style-name="T15">Lvl 2 Cache enthält aus Performancegründen allerdings oft eine Kopie vom L1 Cache.</text:span></text:p>
      <text:p text:style-name="P1"><text:span text:style-name="T16"/></text:p>
      <text:p text:style-name="P1"><text:span text:style-name="T16"/></text:p>
      <text:p text:style-name="P1"><text:span text:style-name="T17">Zugriffszeiten::</text:span></text:p>
      <text:p text:style-name="P1"><text:span text:style-name="T18"/></text:p>
      <text:p text:style-name="P1"><text:span text:style-name="T19">Register:<text:s text:c="2"/>&lt;=1 Cycle</text:span></text:p>
      <text:p text:style-name="P1"><text:span text:style-name="T20"/></text:p>
      <text:p text:style-name="P1"><text:span text:style-name="T21">Hauptspeicher<text:s text:c="2"/>ca 240 cycles</text:span></text:p>
      <text:p text:style-name="P1"><text:span text:style-name="T22"/></text:p>
      <text:p text:style-name="P1"><text:span text:style-name="T22"/></text:p>
      <text:p text:style-name="P1"><text:span text:style-name="T23">c)</text:span></text:p>
      <text:p text:style-name="P1"><text:span text:style-name="T24"/></text:p>
      <text:p text:style-name="P1"><text:span text:style-name="T25">2 Prozesse sollten wenn sie auf die gleiche Speicheraddresse zugreifen nicht auf dasselbe Element zugreifen, damit kein prozess in speicher des anderen rumpfuschen kann.<text:s text:c="2"/></text:span></text:p>
      <text:p text:style-name="P1"><text:span text:style-name="T25">Virtuelle Speicheraddresse wird in physische umgewandelt, die sich dann vom anderen Prozess unterscheidet.</text:span></text:p>
      <text:p text:style-name="P1"><text:span text:style-name="T25">Mehrstufige address translation wird verwendet, weil man sonst sehr viel Speicher alleine für die Zuordnung von virtueler zu physischer Addresse bräuchte. </text:span></text:p>
      <text:p text:style-name="P1"><text:span text:style-name="T25">Mehrstufig spart nochmal mehr Platz als einstufig.</text:span></text:p>
      <text:p text:style-name="P1"><text:span text:style-name="T26"/></text:p>
      <text:p text:style-name="P1"><text:span text:style-name="T27">d)</text:span></text:p>
      <text:p text:style-name="P1"><text:span text:style-name="T28"/></text:p>
      <text:p text:style-name="P1"><text:span text:style-name="T29">Locality heisst, dass ein und dasselbe codestück / datenstück engaufeinanderfolgend (entweder zeitlich oder addresstechnisch) nochmal ausgeführt / gebraucht<text:s text:c="2"/>wird. </text:span></text:p>
      <text:p text:style-name="P1"><text:span text:style-name="T29">Der Processor greift auf<text:s text:c="2"/>den speicher in stücken<text:s text:c="2"/>(64<text:s text:c="2"/>byte bzw.<text:s text:c="2"/>32byte) zu.</text:span></text:p>
      <text:p text:style-name="P1"><text:span text:style-name="T29">Idealerweise befinden sich Daten die gleich gebraucht werden sequentiell hintereinander alle in diesem Datenstück, so werden sie gleich mit geladen und sind auch noch so lange erhalten, so lange das erste Element vorhanden ist.</text:span></text:p>
      <text:p text:style-name="P1"><text:span text:style-name="T30"/></text:p>
      <text:p text:style-name="P1"><text:span text:style-name="T31">Der Processor greift auf<text:s text:c="2"/>den speicher in stücken<text:s text:c="2"/>(64<text:s text:c="2"/>byte bzw.<text:s text:c="2"/>32byte) zu.</text:span></text:p>
      <text:p text:style-name="P1"><text:span text:style-name="T32"/></text:p>
      <text:p text:style-name="P1"><text:span text:style-name="T32"/></text:p>
      <text:p text:style-name="P1"><text:span text:style-name="T33">Allignment heisst, dass man die verwendeten Datenstücke immer am Anfang eines Wortes schreibt.<text:s text:c="2"/>8 byte bei 64 bit, 4 byte bei 32 bit.</text:span></text:p>
      <text:p text:style-name="P1"><text:span text:style-name="T34"/></text:p>
      <text:p text:style-name="P1"><text:span text:style-name="T34"/></text:p>
      <text:p text:style-name="P1"><text:span text:style-name="T34"/></text:p>
      <text:p text:style-name="P1"><text:span text:style-name="T35">Meine Runzeiten des Codes:</text:span></text:p>
      <text:p text:style-name="P1"><text:span text:style-name="T36"/></text:p>
      <text:p text:style-name="P1"><text:span text:style-name="T37">Normal: 17.93<text:s text:c="6"/>100%</text:span></text:p>
      <text:p text:style-name="P1"><text:span text:style-name="T38"/></text:p>
      <text:p text:style-name="P1"><text:span text:style-name="T39">Transmatrix: 4.8<text:s text:c="4"/>26.77%</text:span></text:p>
      <text:p text:style-name="P1"><text:span text:style-name="T40"/></text:p>
      <text:p text:style-name="P1"><text:span text:style-name="T41">Sub-Matrix: 4.12<text:s text:c="4"/>22.98%</text:span></text:p>
      <text:p text:style-name="P1"><text:span text:style-name="T42"/></text:p>
      <text:p text:style-name="P1"><text:span text:style-name="T42"/></text:p>
      <text:p text:style-name="P1"><text:span text:style-name="T42"/></text:p>
      <text:p text:style-name="P1"><text:span text:style-name="T43">3) Server / Client Anwendungen, Aufgaben können von anderen Prozessen / Computern erledigt werde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